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45cm" svg:height="4.996cm" svg:x="0.405cm" svg:y="2.568cm">
            <draw:object draw:notify-on-update-of-ranges="Sheet1.A1:Sheet1.A4 Sheet1.B1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.13784" calcext:value-type="float">
            <text:p>3.137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26185" calcext:value-type="float">
            <text:p>0.1261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382" calcext:value-type="float">
            <text:p>0.00138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34419" calcext:value-type="float">
            <text:p>0.034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7:22:59.098269560</meta:creation-date>
    <dc:date>2023-01-09T17:25:22.496787178</dc:date>
    <meta:editing-duration>PT2M23S</meta:editing-duration>
    <meta:editing-cycles>1</meta:editing-cycles>
    <meta:document-statistic meta:table-count="1" meta:cell-count="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46cm" svg:height="4.997cm" xlink:href=".." xlink:type="simple" chart:class="chart:line" chart:style-name="ch1">
        <chart:legend chart:legend-position="end" svg:x="6.094cm" svg:y="1.95cm" style:legend-expansion="high" chart:style-name="ch2"/>
        <chart:plot-area chart:style-name="ch3" table:cell-range-address="Sheet1.A1:Sheet1.B4" svg:x="0.178cm" svg:y="0.099cm" svg:width="5.738cm" svg:height="4.799cm">
          <chartooo:coordinate-region svg:x="1.355cm" svg:y="0.298cm" svg:width="4.467cm" svg:height="3.9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4" chart:class="chart:line">
            <chart:data-point chart:repeated="4"/>
          </chart:series>
          <chart:series chart:style-name="ch7" chart:values-cell-range-address="Sheet1.B1:Sheet1.B4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1:Sheet1.A4</svg:desc>
                </draw:g>
              </table:table-cell>
              <table:table-cell office:value-type="float" office:value="3.13784">
                <text:p>3.13784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26185">
                <text:p>0.126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1382">
                <text:p>0.001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034419">
                <text:p>0.034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